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494cm" fo:margin-bottom="0.494cm" style:contextual-spacing="false" fo:line-height="100%" fo:text-align="start" style:justify-single-word="false" style:writing-mode="lr-tb"/>
    </style:style>
    <style:style style:name="P2" style:family="paragraph" style:parent-style-name="Standard">
      <style:paragraph-properties fo:margin-top="0.494cm" fo:margin-bottom="0.494cm" style:contextual-spacing="false" fo:line-height="100%" fo:text-align="start" style:justify-single-word="false" style:writing-mode="lr-tb"/>
      <style:text-properties officeooo:paragraph-rsid="00189c2b"/>
    </style:style>
    <style:style style:name="P3" style:family="paragraph" style:parent-style-name="Standard" style:list-style-name="WWNum3">
      <style:paragraph-properties fo:margin-top="0.494cm" fo:margin-bottom="0cm" style:contextual-spacing="false" fo:line-height="100%" fo:text-align="start" style:justify-single-word="false" style:writing-mode="lr-tb"/>
    </style:style>
    <style:style style:name="P4" style:family="paragraph" style:parent-style-name="Standard" style:list-style-name="WWNum3">
      <style:paragraph-properties fo:margin-top="0cm" fo:margin-bottom="0cm" style:contextual-spacing="false" fo:line-height="100%" fo:text-align="start" style:justify-single-word="false" style:writing-mode="lr-tb"/>
    </style:style>
    <style:style style:name="P5" style:family="paragraph" style:parent-style-name="Standard" style:list-style-name="WWNum3">
      <style:paragraph-properties fo:margin-top="0cm" fo:margin-bottom="0.494cm" style:contextual-spacing="false" fo:line-height="100%" fo:text-align="start" style:justify-single-word="false" style:writing-mode="lr-tb"/>
    </style:style>
    <style:style style:name="P6" style:family="paragraph" style:parent-style-name="Standard" style:list-style-name="">
      <style:paragraph-properties fo:margin-top="0cm" fo:margin-bottom="0.494cm" style:contextual-spacing="false" fo:line-height="100%" fo:text-align="start" style:justify-single-word="false" style:writing-mode="lr-tb"/>
      <style:text-properties style:font-name="Times New Roman" fo:font-size="13.5pt" fo:font-weight="bold" style:letter-kerning="false" style:font-name-asian="Times New Roman1" style:font-size-asian="13.5pt" style:font-weight-asian="bold" style:font-name-complex="Times New Roman1" style:font-size-complex="13.5pt" style:font-weight-complex="bold"/>
    </style:style>
    <style:style style:name="P7" style:family="paragraph" style:parent-style-name="Standard" style:list-style-name="">
      <style:paragraph-properties fo:margin-top="0.494cm" fo:margin-bottom="0.494cm" style:contextual-spacing="false" fo:line-height="100%" fo:text-align="start" style:justify-single-word="false" style:writing-mode="lr-tb"/>
      <style:text-properties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margin-top="0.494cm" fo:margin-bottom="0.494cm" style:contextual-spacing="false" fo:line-height="100%" fo:text-align="start" style:justify-single-word="false" style:writing-mode="lr-tb"/>
      <style:text-properties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margin-top="0.494cm" fo:margin-bottom="0.494cm" style:contextual-spacing="false" fo:line-height="100%" fo:text-align="start" style:justify-single-word="false" style:writing-mode="lr-tb"/>
      <style:text-properties style:font-name="Times New Roman" fo:font-size="12pt" style:letter-kerning="false" style:font-name-asian="Times New Roman1" style:font-size-asian="12pt" style:font-name-complex="Times New Roman1" style:font-size-complex="12pt"/>
    </style:style>
    <style:style style:name="P10" style:family="paragraph" style:parent-style-name="Standard" style:list-style-name="WWNum4">
      <style:paragraph-properties fo:margin-top="0cm" fo:margin-bottom="0cm" style:contextual-spacing="false" fo:line-height="100%" fo:text-align="start" style:justify-single-word="false" style:writing-mode="lr-tb"/>
      <style:text-properties style:font-name="Times New Roman" fo:font-size="12pt" style:letter-kerning="false" style:font-name-asian="Times New Roman1" style:font-size-asian="12pt" style:font-name-complex="Times New Roman1" style:font-size-complex="12pt"/>
    </style:style>
    <style:style style:name="P11" style:family="paragraph" style:parent-style-name="Standard">
      <style:paragraph-properties fo:margin-top="0cm" fo:margin-bottom="0cm" style:contextual-spacing="false" fo:line-height="100%" fo:text-align="start" style:justify-single-word="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letter-kerning="false" style:font-name-asian="Times New Roman1" style:font-size-asian="10pt" style:font-name-complex="Courier New2" style:font-size-complex="10pt"/>
    </style:style>
    <style:style style:name="T1" style:family="text">
      <style:text-properties style:font-name="Times New Roman" fo:font-size="12pt" style:letter-kerning="false" style:font-name-asian="Times New Roman1" style:font-size-asian="12pt" style:font-name-complex="Times New Roman1" style:font-size-complex="12pt"/>
    </style:style>
    <style:style style:name="T2" style:family="text">
      <style:text-properties style:font-name="Times New Roman" fo:font-size="12pt" fo:font-weight="bold" style:letter-kerning="false" style:font-name-asian="Times New Roman1" style:font-size-asian="12pt" style:font-weight-asian="bold" style:font-name-complex="Times New Roman1" style:font-size-complex="12pt" style:font-weight-complex="bold"/>
    </style:style>
    <style:style style:name="T3" style:family="text">
      <style:text-properties style:font-name="Courier New1" fo:font-size="10pt" style:letter-kerning="false" style:font-name-asian="Times New Roman1" style:font-size-asian="10pt" style:font-name-complex="Courier New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University Homework </text:h>
      <text:p text:style-name="P1"><text:span text:style-name="T1">In this assignment, we will play a little with the game of Sudoku.<text:line-break/>To do so, we will define 2 classes: </text:span><text:span text:style-name="T3">Square3x3</text:span><text:span text:style-name="T1"> and </text:span><text:span text:style-name="T3">Sudoku</text:span><text:span text:style-name="T1">.</text:span></text:p>
      <text:h text:style-name="P7" text:outline-level="4">Question 1 (25%)</text:h>
      <text:p text:style-name="P1"><text:span text:style-name="T1">Write the class </text:span><text:span text:style-name="T3">Square3x3</text:span><text:span text:style-name="T1"> which represents a 2-dimensional array of integers of size 3x3. The class should have the following interface (in summary):</text:span></text:p>
      <text:p text:style-name="P8">Constructor Summary</text:p>
      <text:p text:style-name="P1"><text:span text:style-name="T2">Square3x3()</text:span><text:span text:style-name="T1"><text:line-break/>Constructor for objects of class </text:span><text:span text:style-name="T3">Square3X3</text:span><text:span text:style-name="T1">. Constructs and initializes a 2-dimensional array of size 3x3, with the values of -1 in each cell.</text:span></text:p>
      <text:p text:style-name="P1"><text:span text:style-name="T2">Square3x3(int[][] array)</text:span><text:span text:style-name="T1"><text:line-break/>Constructs a 2-dimensional array of size 3x3, whose values are taken from the given array. If the given array’s size is larger than 3x3, only the first 3x3 cells are taken. If the given array is smaller, the rest of the cells are initialized to -1. Note that the given array may be non-symmetrical, or may even have rows of different lengths (!!). Make sure to initialize cells to -1 if and only if the corresponding cell in the given array does not exist. You may assume the array is NOT null.</text:span></text:p>
      <text:p text:style-name="P1"><text:span text:style-name="T2">Square3x3(Square3x3 other)</text:span><text:span text:style-name="T1"><text:line-break/>Copy constructor. Constructs a 2-dimensional array of size 3x3, whose values are taken from the array of the given </text:span><text:span text:style-name="T3">Square3x3</text:span><text:span text:style-name="T1"> object.</text:span></text:p>
      <text:p text:style-name="P1"><text:span text:style-name="T1">The methods you need to implement in the class </text:span><text:span text:style-name="T3">Square3x3</text:span><text:span text:style-name="T1"> are:</text:span></text:p>
      <text:p text:style-name="P8">Method Summary</text:p>
      <text:p text:style-name="P1"><text:span text:style-name="T2">int getCell(int row, int col)</text:span><text:span text:style-name="T1"><text:line-break/>Returns the value in the (row, col) cell. If the row and/or col are out of the array bounds, returns -1. Legal values for row/col are 0, 1, 2.</text:span></text:p>
      <text:p text:style-name="P1"><text:span text:style-name="T2">void setXY(int row, int col, int value)</text:span><text:span text:style-name="T1"><text:line-break/>Sets the cell (row, col) in the array to the given value. If the row and/or col are out of the array bounds, does nothing. Legal values for row/col are 0, 1, 2.</text:span></text:p>
      <text:p text:style-name="P1"><text:span text:style-name="T2">String toString()</text:span><text:span text:style-name="T1"><text:line-break/>Returns a String representation of the array. For example, the square:</text:span></text:p>
      <text:p text:style-name="P11">4 2 4</text:p>
      <text:p text:style-name="P11">8 3 5</text:p>
      <text:p text:style-name="P11">7 6 2</text:p>
      <text:p text:style-name="P9">will be represented like this:</text:p>
      <text:p text:style-name="P11">"4\t2\t4\n8\t3\t5\n7\t6\t2\n"</text:p>
      <text:p text:style-name="P1"><text:soft-page-break/><text:span text:style-name="T1">Note: In the </text:span><text:span text:style-name="T3">toString</text:span><text:span text:style-name="T1"> method, you must print the digits exactly (!!) as specified. Each row should contain three digits, with each pair of digits separated by a tab ("\t"). Therefore, in the given example, the three rows should be printed using the following three strings:</text:span></text:p>
      <text:p text:style-name="P11">"4\t2\t4\n"</text:p>
      <text:p text:style-name="P11">"8\t3\t5\n"</text:p>
      <text:p text:style-name="P11">"7\t6\t2\n"</text:p>
      <text:p text:style-name="P9">To be clear, do not add additional punctuation marks!</text:p>
      <text:p text:style-name="P9">The class should have only one private attribute: a 2-dimensional array of integers of size 3x3.</text:p>
      <text:h text:style-name="P7" text:outline-level="4">Question 2 (25%)</text:h>
      <text:p text:style-name="P1"><text:span text:style-name="T1">Add the following methods to the </text:span><text:span text:style-name="T3">Square3x3</text:span><text:span text:style-name="T1"> class and implement them:</text:span></text:p>
      <text:list xml:id="list2928052772" text:style-name="WWNum3">
        <text:list-item>
          <text:p text:style-name="P3"><text:span text:style-name="T2">public boolean allThere()</text:span><text:span text:style-name="T1"><text:line-break/>This method checks whether the array in the class contains all the numbers from 1 to 9. It returns </text:span><text:span text:style-name="T3">true</text:span><text:span text:style-name="T1"> if it does, and </text:span><text:span text:style-name="T3">false</text:span><text:span text:style-name="T1"> otherwise.</text:span></text:p>
        </text:list-item>
        <text:list-item>
          <text:p text:style-name="P4"><text:span text:style-name="T2">public void whosThereRow(int row, boolean[] values)</text:span><text:span text:style-name="T1"><text:line-break/>The method takes a row number (among the values 0, 1, 2) and a boolean array of size 10. For each number between 1-9 that appears in the specified row in the class's 2-dimensional array, the method sets the corresponding element in the </text:span><text:span text:style-name="T3">values</text:span><text:span text:style-name="T1"> array to </text:span><text:span text:style-name="T3">true</text:span><text:span text:style-name="T1">. The rest of the elements in the array remain unchanged. For example, if the number 7 appears in one of the cells in the specified row, the method sets </text:span><text:span text:style-name="T3">true</text:span><text:span text:style-name="T1"> in the element at index 7 in the </text:span><text:span text:style-name="T3">values</text:span><text:span text:style-name="T1"> array. Note that the element at index 0 in the </text:span><text:span text:style-name="T3">values</text:span><text:span text:style-name="T1"> array is not used.</text:span></text:p>
        </text:list-item>
        <text:list-item>
          <text:p text:style-name="P5"><text:span text:style-name="T2">public void whosThereCol(int col, boolean[] values)</text:span><text:span text:style-name="T1"><text:line-break/>This method works like the previous method, but it checks a specified column instead of a row.</text:span></text:p>
        </text:list-item>
      </text:list>
      <text:h text:style-name="P7" text:outline-level="4">Question 3 (20%)</text:h>
      <text:p text:style-name="P2"><text:span text:style-name="T1">Write a class named </text:span><text:span text:style-name="T3">Sudoku</text:span><text:span text:style-name="T1">. This class represents a Sudoku game board as a 2-dimensional array of size 3x3 of </text:span><text:span text:style-name="T3">Square3x3</text:span><text:span text:style-name="T1"> objects. Note that the intention is not to construct an array of </text:span><text:span text:style-name="T3">int</text:span><text:span text:style-name="T1"> of size 9x9, but an array of size 3x3, each of whose elements is an object of the </text:span><text:span text:style-name="T3">Square3x3</text:span><text:span text:style-name="T1"> class. This 2-dimensional array is the only attribute of the class.</text:span></text:p>
      <text:p text:style-name="P1"><text:span text:style-name="T1">The class should have two constructors: an empty constructor that initializes the entire board to -1, and a constructor that takes a 3x3 array of </text:span><text:span text:style-name="T3">Square3x3</text:span><text:span text:style-name="T1"> objects and creates the board accordingly.</text:span></text:p>
      <text:p text:style-name="P8">Constructor signatures:</text:p>
      <text:p text:style-name="P11">public Sudoku()</text:p>
      <text:p text:style-name="P11">public Sudoku(Square3x3[][] square3x3Array)</text:p>
      <text:h text:style-name="P7" text:outline-level="4"><text:soft-page-break/>Question 4 (30%)</text:h>
      <text:p text:style-name="P1"><text:span text:style-name="T1">Implement the </text:span><text:span text:style-name="T3">isValid</text:span><text:span text:style-name="T1"> method of the </text:span><text:span text:style-name="T3">Sudoku</text:span><text:span text:style-name="T1"> class. This method checks whether the Sudoku board is valid. If it is, it returns </text:span><text:span text:style-name="T3">true</text:span><text:span text:style-name="T1">. If the board is not valid, it does not need to print why it is not valid, but only returns </text:span><text:span text:style-name="T3">false</text:span><text:span text:style-name="T1">.</text:span></text:p>
      <text:p text:style-name="P8">Method signature:</text:p>
      <text:p text:style-name="P11">public Boolean isValid()</text:p>
      <text:p text:style-name="P9">To implement this method, you need to use the methods you wrote in Question 3. It is also recommended to write private helper methods to assist you.</text:p>
      <text:p text:style-name="P9">Reminder: A Sudoku board is valid if all the numbers from 1 to 9 appear in each row, in each column, and in each of the nine 3x3 squares that make up the board. For example, the following board is not valid:</text:p>
      <text:p text:style-name="P11">1 9 8 | 9 2 3 | 4 5 7</text:p>
      <text:p text:style-name="P11">7 3 2 | 6 5 4 | 1 8 9</text:p>
      <text:p text:style-name="P11">5 6 4 | 8 1 7 | 2 3 6</text:p>
      <text:p text:style-name="P11">------+-------+------</text:p>
      <text:p text:style-name="P11">3 1 9 | 2 8 5 | 7 6 4</text:p>
      <text:p text:style-name="P11">8 4 7 | 1 3 6 | 5 9 2</text:p>
      <text:p text:style-name="P11">2 5 6 | 4 7 9 | 8 1 3</text:p>
      <text:p text:style-name="P11">------+-------+------</text:p>
      <text:p text:style-name="P11">4 8 5 | 3 6 2 | 9 7 1</text:p>
      <text:p text:style-name="P11">6 2 1 | 7 9 8 | 3 4 5</text:p>
      <text:p text:style-name="P11">9 7 3 | 5 4 1 | 6 2 8</text:p>
      <text:p text:style-name="P9">Since the number 9 appears twice in the first marked row, and the number 6 appears twice in the second marked row. The method will return that the board is not valid because there is a number that appears twice in the first row (it is not necessary to find all the errors in the board, just find the first one and return).</text:p>
      <text:p text:style-name="P9">If we swap the second cell in the first row (9) with the second cell in the third row (6), we get a valid board (you are invited to check).</text:p>
      <text:p text:style-name="P9">Note: Avoid aliasing in prone places.<text:line-break/>You are allowed to add additional private methods as you see fit.</text:p>
      <text:p text:style-name="P9">You need to write an API for the class, its constructors, and methods according to the standard for writing an API. Additionally, you need to document internally everything that requires clarification and is not straightforward.</text:p>
      <text:p text:style-name="P1"><text:span text:style-name="T2">Note:</text:span><text:span text:style-name="T1"> On the course website, you will also find a tester to check the spelling and parameters of the names of the methods and classes you need to write. It is mandatory to check the classes you wrote with this tester and submit them only if the tester passes compilation. Note that the tester does not cover all possibilities, particularly not edge cases. It only checks the names of the methods in the classes for compilation errors. It is highly recommended to add test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1pt" fo:language="en" fo:country="US" style:letter-kerning="true" style:font-name-asian="Aptos1" style:font-size-asian="11pt" style:language-asian="en" style:country-asian="US" style:font-name-complex="Arial"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end" style:justify-single-word="false" fo:orphans="2" fo:widows="2" style:writing-mode="rl-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כותרת_20_1_20_תו"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כותרת_20_2_20_תו"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כותרת_20_3_20_תו"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כותרת_20_4_20_תו"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כותרת_20_5_20_תו"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כותרת_20_6_20_תו"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כותרת_20_7_20_תו"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loext:linked-style-name="כותרת_20_8_20_תו"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כותרת_20_9_20_תו"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כותרת_20_טקסט_20_תו"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כותרת_20_משנה_20_תו" style:class="chapter">
      <style:text-properties fo:color="#595959" loext:opacity="100%" fo:font-size="14pt" fo:letter-spacing="0.026cm"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 style:family="paragraph" style:parent-style-name="Standard" style:next-style-name="Standard" loext:linked-style-name="ציטוט_20_תו">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ציטוט_20_חזק_20_תו">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writing-mode="lr-tb"/>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מעוצב_20_מראש_20_תו">
      <style:paragraph-properties fo:margin-top="0cm" fo:margin-bottom="0cm" style:contextual-spacing="false" fo:line-height="100%" fo:text-align="start" style:justify-single-word="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כותרת_20_1_20_תו" style:display-name="כותרת 1 תו"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כותרת_20_2_20_תו" style:display-name="כותרת 2 תו"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כותרת_20_3_20_תו" style:display-name="כותרת 3 תו"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כותרת_20_4_20_תו" style:display-name="כותרת 4 תו"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כותרת_20_5_20_תו" style:display-name="כותרת 5 תו"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כותרת_20_6_20_תו" style:display-name="כותרת 6 תו"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כותרת_20_7_20_תו" style:display-name="כותרת 7 תו"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כותרת_20_8_20_תו" style:display-name="כותרת 8 תו"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כותרת_20_9_20_תו" style:display-name="כותרת 9 תו"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כותרת_20_טקסט_20_תו" style:display-name="כותרת טקסט תו"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כותרת_20_משנה_20_תו" style:display-name="כותרת משנה תו"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ציטוט_20_תו" style:display-name="ציטוט תו"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ציטוט_20_חזק_20_תו" style:display-name="ציטוט חזק תו"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Strong" style:family="text" style:parent-style-name="Default_20_Paragraph_20_Font">
      <style:text-properties fo:font-weight="bold" style:font-weight-asian="bold" style:font-weight-complex="bold"/>
    </style:style>
    <style:style style:name="citation-0" style:family="text" style:parent-style-name="Default_20_Paragraph_20_Font"/>
    <style:style style:name="citation-1"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מעוצב_20_מראש_20_תו" style:display-name="HTML מעוצב מראש תו" style:family="text" style:parent-style-name="Default_20_Paragraph_20_Font"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string" style:family="text" style:parent-style-name="Default_20_Paragraph_20_Font"/>
    <style:style style:name="hljs-subst" style:family="text" style:parent-style-name="Default_20_Paragraph_20_Font"/>
    <style:style style:name="hljs-keyword"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function" style:family="text" style:parent-style-name="Default_20_Paragraph_20_Font"/>
    <style:style style:name="hljs-commen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rl-tb" style:layout-grid-color="#c0c0c0" style:layout-grid-lines="2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אור סבן</meta:initial-creator>
    <meta:editing-cycles>4</meta:editing-cycles>
    <meta:creation-date>2024-05-22T12:19:00</meta:creation-date>
    <dc:date>2024-05-22T15:56:40.211786898</dc:date>
    <meta:editing-duration>PT16M1S</meta:editing-duration>
    <meta:generator>LibreOffice/7.3.7.2$Linux_X86_64 LibreOffice_project/30$Build-2</meta:generator>
    <meta:document-statistic meta:table-count="0" meta:image-count="0" meta:object-count="0" meta:page-count="3" meta:paragraph-count="57" meta:word-count="1122" meta:character-count="5975" meta:non-whitespace-character-count="4916"/>
    <meta:user-defined meta:name="AppVersion">16.0000</meta:user-defined>
    <meta:template xlink:type="simple" xlink:actuate="onRequest" xlink:title="Normal" xlink:href=""/>
  </office:meta>
</office:document-meta>
</file>